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@startuml<text:line-break/>actor User<text:line-break/>boundary Application<text:line-break/>control NotificationSystem<text:line-break/>database Database<text:line-break/><text:line-break/>User -&gt; Application : askForDisplay(Walk)<text:line-break/>Application -&gt; Application : getWalkDetails(Walk)<text:line-break/>Application -&gt; User : displayWalk(WalkDetails)<text:line-break/><text:line-break/>alt Walk unavailable<text:line-break/> <text:s/>Application -&gt; Application : isWalkAvailable(Walk) = false<text:line-break/> <text:s/>User -&gt; Application : askForNotificationOnAvailability(Walk)<text:line-break/> <text:s/>Application -&gt; Application : registerInterest(User, Walk)<text:line-break/> <text:s/>note over Application: Records the notification request<text:line-break/>else Walk available<text:line-break/> <text:s/>Application -&gt; Application : isWalkAvailable(Walk) = true<text:line-break/> <text:s/>User -&gt; Application : askForParticipate(Walk)<text:line-break/> <text:s/>Application -&gt; Application : validateParticipation(User, Walk)<text:line-break/> <text:s/>alt Participation validated<text:line-break/> <text:s text:c="3"/>Application -&gt; Database : updateUserList(Walk, User)<text:line-break/> <text:s text:c="3"/>Database --&gt;&gt; Application : updateSuccess<text:line-break/> <text:s text:c="3"/>Application -&gt; NotificationSystem : notifyNewParticipant(Walk, User)<text:line-break/> <text:s text:c="3"/>NotificationSystem -&gt; UserList : sendNotification(Walk, User) // Informs other participants<text:line-break/> <text:s text:c="3"/>NotificationSystem --&gt;&gt; Application : notificationSent<text:line-break/> <text:s text:c="3"/>Application -&gt; NotificationSystem : notifyRegistrationSuccess(User, Walk)<text:line-break/> <text:s text:c="3"/>NotificationSystem -&gt; User : sendNotification(Walk) // Confirmation to the registered user<text:line-break/> <text:s text:c="3"/>NotificationSystem --&gt;&gt; Application : notificationSent<text:line-break/> <text:s text:c="3"/>Application -&gt; Database : getChat(Walk)<text:line-break/> <text:s text:c="3"/>Database --&gt;&gt; Application : chatData<text:line-break/> <text:s text:c="3"/>Application -&gt; User : displayChat(chatData)<text:line-break/> <text:s/>else Participation refused<text:line-break/> <text:s text:c="3"/>Application -&gt; User : displayParticipationError()<text:line-break/> <text:s/>end<text:line-break/>end<text:line-break/><text:line-break/>' --- Availability Notification (can happen at any time) ---<text:line-break/>note over Application, NotificationSystem : (Asynchronous event: Spot becomes available in Walk)<text:line-break/>Application -&gt; Application : checkInterestedUsers(Walk)<text:line-break/>alt Interested users exist<text:line-break/> <text:s/>Application -&gt; NotificationSystem : notifyAvailability(User, Walk)<text:line-break/> <text:s/>NotificationSystem -&gt; User : sendNotification(Walk) // Informs the user of the availability<text:line-break/> <text:s/>NotificationSystem --&gt;&gt; Application : notificationSent<text:line-break/>end<text:line-break/><text:line-break/>@endum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5-15T13:04:35.401000000</dc:date>
    <meta:editing-duration>PT1S</meta:editing-duration>
    <meta:editing-cycles>1</meta:editing-cycles>
    <meta:document-statistic meta:table-count="0" meta:image-count="0" meta:object-count="0" meta:page-count="1" meta:paragraph-count="1" meta:word-count="216" meta:character-count="1977" meta:non-whitespace-character-count="1689"/>
    <meta:generator>LibreOffice/7.2.0.4$Windows_x86 LibreOffice_project/9a9c6381e3f7a62afc1329bd359cc48accb6435b</meta:generator>
  </office:meta>
</office:document-meta>
</file>